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af4" officeooo:paragraph-rsid="00151af4"/>
    </style:style>
    <style:style style:name="P2" style:family="paragraph" style:parent-style-name="Standard" style:list-style-name="L1">
      <style:text-properties officeooo:rsid="00151af4" officeooo:paragraph-rsid="00151af4"/>
    </style:style>
    <style:style style:name="T1" style:family="text">
      <style:text-properties officeooo:rsid="001663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</text:p>
      <text:p text:style-name="P1"><text:tab/>&gt;perf stat BoundedBuffer 0</text:p>
      <text:list xml:id="list4662128532888397533" text:style-name="L1">
        <text:list-item>
          <text:p text:style-name="P2">gives con<text:span text:style-name="T1">t</text:span>ext-switches</text:p>
        </text:list-item>
        <text:list-item>
          <text:p text:style-name="P2">page faults</text:p>
        </text:list-item>
        <text:list-item>
          <text:p text:style-name="P2">branches </text:p>
        </text:list-item>
        <text:list-item>
          <text:p text:style-name="P2">#instruction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2:46:26.046881981</meta:creation-date>
    <meta:generator>LibreOffice/4.2.8.2$Linux_X86_64 LibreOffice_project/420m0$Build-2</meta:generator>
    <dc:date>2017-01-31T14:10:29.672018871</dc:date>
    <meta:editing-duration>PT27S</meta:editing-duration>
    <meta:editing-cycles>2</meta:editing-cycles>
    <meta:document-statistic meta:table-count="0" meta:image-count="0" meta:object-count="0" meta:page-count="1" meta:paragraph-count="7" meta:word-count="16" meta:character-count="91" meta:non-whitespace-character-count="84"/>
  </office:meta>
</office:document-meta>
</file>